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4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2">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25in" style:font-size-asian="0.125in" style:font-size-complex="0.1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5">
      <style:graphic-properties draw:fill="solid" draw:fill-color="#729fcf" draw:opacity="100%" draw:stroke="solid" svg:stroke-width="0.02778in" svg:stroke-color="#3465a4" svg:stroke-opacity="100%"/>
    </style:style>
    <style:style style:family="paragraph" style:name="a718">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draw:fill="solid" draw:fill-color="#729fcf" draw:opacity="100%" draw:stroke="solid" svg:stroke-width="0.02778in" svg:stroke-color="#3465a4" svg:stroke-opacity="100%"/>
    </style:style>
    <style:style style:family="text" style:name="a551">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4">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6">
      <style:graphic-properties draw:fill="solid" draw:fill-color="#729fcf" draw:opacity="100%" draw:stroke="solid" svg:stroke-width="0.02778in" svg:stroke-color="#3465a4" svg:stroke-opacity="100%"/>
    </style:style>
    <style:style style:family="presentation" style:name="a608">
      <style:graphic-properties draw:fill="solid" draw:fill-color="#729fcf" draw:opacity="100%" draw:stroke="solid" svg:stroke-width="0.02778in" svg:stroke-color="#3465a4" svg:stroke-opacity="100%"/>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1">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30% 66.6667%" fo:font-family="Calibri" style:font-family-asian="Microsoft YaHei" style:font-family-generic="swiss" style:font-pitch="variable"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D-DIN" style:font-family-asian="Microsoft YaHei" style:font-family-complex="Calibri" style:font-family-generic="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generic="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4">
      <style:paragraph-properties fo:line-height="107%"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0">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2">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4">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6">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egoe UI" style:font-family-asian="Microsoft YaHei" style:font-family-generic="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Times New Roman" style:font-family-generic="swiss" style:font-family-generic-complex="roman"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4">
      <style:paragraph-properties fo:line-height="77%"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7">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0">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2">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7">
      <style:graphic-properties draw:fill="solid" draw:fill-color="#729fcf" draw:opacity="100%" draw:stroke="solid" svg:stroke-width="0.02778in" svg:stroke-color="#3465a4" svg:stroke-opacity="100%"/>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2">
      <style:graphic-properties draw:fill="solid" draw:fill-color="#729fcf" draw:opacity="100%" draw:stroke="solid" svg:stroke-width="0.02778in" svg:stroke-color="#3465a4" svg:stroke-opacity="100%"/>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94">
      <style:graphic-properties draw:fill="solid" draw:fill-color="#729fcf" draw:opacity="100%" draw:stroke="solid" svg:stroke-width="0.02778in" svg:stroke-color="#3465a4" svg:stroke-opacity="100%"/>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6">
      <style:graphic-properties draw:fill="solid" draw:fill-color="#729fcf" draw:opacity="100%" draw:stroke="solid" svg:stroke-width="0.02778in" svg:stroke-color="#3465a4" svg:stroke-opacity="100%"/>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6">
      <style:graphic-properties draw:fill="solid" draw:fill-color="#729fcf" draw:opacity="100%" draw:stroke="solid" svg:stroke-width="0.02778in" svg:stroke-color="#3465a4" svg:stroke-opacity="100%"/>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6">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draw:fill="solid" draw:fill-color="#729fcf" draw:opacity="100%" draw:stroke="solid" svg:stroke-width="0.02778in" svg:stroke-color="#3465a4" svg:stroke-opacity="100%"/>
    </style:style>
    <style:style style:family="graphic"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9">
      <style:graphic-properties draw:fill="solid" draw:fill-color="#729fcf" draw:opacity="100%" draw:stroke="solid" svg:stroke-width="0.02778in" svg:stroke-color="#3465a4" svg:stroke-opacity="100%"/>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7">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242424"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c9211e"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swiss" style:font-pitch="variable" style:font-pitch-asian="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8">
      <style:graphic-properties draw:fill="solid" draw:fill-color="#729fcf" draw:opacity="100%" draw:stroke="solid" svg:stroke-width="0.02778in" svg:stroke-color="#3465a4" svg:stroke-opacity="100%"/>
    </style:style>
    <style:style style:family="paragraph" style:name="a776">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7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8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43" draw:master-page-name="Master1-Layout7-blank-Blank" presentation:presentation-page-layout-name="Master1-PPL7" draw:id="Slide-256">
        <draw:frame draw:id="id73" presentation:style-name="a546" draw:name="Title 1" svg:x="0.55118in" svg:y="0.24724in" svg:width="9.92087in" svg:height="1.03504in" presentation:class="title" presentation:placeholder="false">
          <draw:text-box>
            <text:p text:style-name="a545" text:class-names="" text:cond-style-name=""><text:span text:style-name="a544" text:class-names="">Welcome from Denise Singleton &amp; Linda Imonti</text:span></text:p>
          </draw:text-box>
          <svg:title/>
          <svg:desc/>
        </draw:frame>
        <draw:frame draw:id="id74" presentation:style-name="a573" draw:name="Subtitle 2" svg:x="0.55118in" svg:y="1.22717in" svg:width="9.92087in" svg:height="3.54606in" presentation:class="subtitle" presentation:placeholder="false">
          <draw:text-box>
            <text:p text:style-name="a548" text:class-names="" text:cond-style-name=""><text:span text:style-name="a547" text:class-names="">[Copy] – Maria</text:span></text:p>
            <text:p text:style-name="a550" text:class-names="" text:cond-style-name=""><text:span text:style-name="a549" text:class-names=""/></text:p>
            <text:p text:style-name="a552" text:class-names="" text:cond-style-name=""><text:span text:style-name="a551" text:class-names="">OLD COPY: Welcome to our 2020-2021 Year in Review! It has been an enriching year, even in the extraordinary circumstances created by the pandemic. It has been one of learning, growing, and reflecting, as we pivoted effectively to meet our challenges. Throughout it all, our purpose of empowering women to lead was our beacon. We listened and met members where and when they needed us most. Member engagement significantly increased, especially because of virtual programming. This energy and enthusiasm for connecting with and supporting others is reflected in the activities and initiatives captured in this report.</text:span></text:p>
            <text:p text:style-name="a554" text:class-names="" text:cond-style-name=""><text:span text:style-name="a553" text:class-names=""/></text:p>
            <text:p text:style-name="a556" text:class-names="" text:cond-style-name=""><text:span text:style-name="a555" text:class-names="">The Chicago Network’s voice in the battle for gender equity and inclusion remains essential and relevant now more than ever. Exponentially increasing the number of women in the C-Suite and on corporate boards remains one of our key priorities. We continue to identify and improve areas and opportunities for women to succeed and lift them professionally and personally.</text:span></text:p>
            <text:p text:style-name="a558" text:class-names="" text:cond-style-name=""><text:span text:style-name="a557" text:class-names=""/></text:p>
            <text:p text:style-name="a560" text:class-names="" text:cond-style-name=""><text:span text:style-name="a559" text:class-names="">Sincerely,</text:span></text:p>
            <text:p text:style-name="a562" text:class-names="" text:cond-style-name=""><text:span text:style-name="a561" text:class-names=""/></text:p>
            <text:p text:style-name="a564" text:class-names="" text:cond-style-name=""><text:span text:style-name="a563" text:class-names="">Denise Singleton</text:span></text:p>
            <text:p text:style-name="a566" text:class-names="" text:cond-style-name=""><text:span text:style-name="a565" text:class-names="">Chair</text:span></text:p>
            <text:p text:style-name="a568" text:class-names="" text:cond-style-name=""><text:span text:style-name="a567" text:class-names=""/></text:p>
            <text:p text:style-name="a570" text:class-names="" text:cond-style-name=""><text:span text:style-name="a569" text:class-names="">Linda Imonti</text:span></text:p>
            <text:p text:style-name="a572" text:class-names="" text:cond-style-name=""><text:span text:style-name="a571" text:class-names="">Vice Chair</text:span></text:p>
          </draw:text-box>
          <svg:title/>
          <svg:desc/>
        </draw:frame>
        <presentation:notes draw:style-name="a579">
          <draw:frame draw:id="id75" draw:style-name="a576" draw:name="Slide Number Placeholder 6" svg:x="4.81102in" svg:y="10.45in" svg:width="3.68858in" svg:height="0.54961in">
            <draw:text-box>
              <text:p text:style-name="a575" text:class-names="" text:cond-style-name=""><text:span text:style-name="a574" text:class-names=""><text:page-number style:num-format="1" text:fixed="false"/></text:span></text:p>
            </draw:text-box>
            <svg:title/>
            <svg:desc/>
          </draw:frame>
          <draw:page-thumbnail draw:page-number="1" svg:x="0.58333in" svg:y="0.83507in" svg:width="7.3316in" svg:height="4.125in" presentation:class="page" draw:id="id76" presentation:style-name="a577" draw:name="Slide Image Placeholder 1">
            <svg:title/>
            <svg:desc/>
          </draw:page-thumbnail>
          <draw:frame draw:id="id77" presentation:style-name="a578" draw:name="Notes Placeholder 2" svg:x="0.85in" svg:y="5.2248in" svg:width="6.79961in" svg:height="4.94961in" presentation:class="notes" presentation:placeholder="true">
            <draw:text-box/>
            <svg:title/>
            <svg:desc/>
          </draw:frame>
        </presentation:notes>
      </draw:page>
      <draw:page draw:name="page2" draw:style-name="a580" draw:master-page-name="Master1-Layout7-blank-Blank" presentation:presentation-page-layout-name="Master1-PPL7" draw:id="Slide-257">
        <draw:frame draw:id="id78" presentation:style-name="a583" draw:name="Title 1" svg:x="0.55118in" svg:y="0.24724in" svg:width="9.92087in" svg:height="1.03504in" presentation:class="title" presentation:placeholder="false">
          <draw:text-box>
            <text:p text:style-name="a582" text:class-names="" text:cond-style-name=""><text:span text:style-name="a581" text:class-names="">What We Stand for: Purpose, Mission, Vision, Values</text:span></text:p>
          </draw:text-box>
          <svg:title/>
          <svg:desc/>
        </draw:frame>
        <draw:frame draw:id="id79" presentation:style-name="a587" draw:name="Text Placeholder 2" svg:x="0.55118in" svg:y="1.45079in" svg:width="9.92087in" svg:height="3.59606in" presentation:class="outline" presentation:placeholder="false">
          <draw:text-box>
            <text:list text:style-name="a586">
              <text:list-item>
                <text:p text:style-name="a585" text:class-names="" text:cond-style-name=""><text:span text:style-name="a584" text:class-names="">[Copy / Graphic] - Nathan</text:span></text:p>
              </text:list-item>
            </text:list>
          </draw:text-box>
          <svg:title/>
          <svg:desc/>
        </draw:frame>
        <presentation:notes draw:style-name="a593">
          <draw:frame draw:id="id80" draw:style-name="a590" draw:name="Slide Number Placeholder 6" svg:x="4.81102in" svg:y="10.45in" svg:width="3.68858in" svg:height="0.54961in">
            <draw:text-box>
              <text:p text:style-name="a589" text:class-names="" text:cond-style-name=""><text:span text:style-name="a588" text:class-names=""><text:page-number style:num-format="1" text:fixed="false"/></text:span></text:p>
            </draw:text-box>
            <svg:title/>
            <svg:desc/>
          </draw:frame>
          <draw:page-thumbnail draw:page-number="2" svg:x="0.58333in" svg:y="0.83507in" svg:width="7.3316in" svg:height="4.125in" presentation:class="page" draw:id="id81" presentation:style-name="a591" draw:name="Slide Image Placeholder 1">
            <svg:title/>
            <svg:desc/>
          </draw:page-thumbnail>
          <draw:frame draw:id="id82" presentation:style-name="a592" draw:name="Notes Placeholder 2" svg:x="0.85in" svg:y="5.2248in" svg:width="6.79961in" svg:height="4.94961in" presentation:class="notes" presentation:placeholder="true">
            <draw:text-box/>
            <svg:title/>
            <svg:desc/>
          </draw:frame>
        </presentation:notes>
      </draw:page>
      <draw:page draw:name="page3" draw:style-name="a594" draw:master-page-name="Master1-Layout7-blank-Blank" presentation:presentation-page-layout-name="Master1-PPL7" draw:id="Slide-258">
        <draw:frame draw:id="id83" presentation:style-name="a597" draw:name="Title 1" svg:x="0.55118in" svg:y="0.24724in" svg:width="9.92087in" svg:height="1.03504in" presentation:class="title" presentation:placeholder="false">
          <draw:text-box>
            <text:p text:style-name="a596" text:class-names="" text:cond-style-name=""><text:span text:style-name="a595" text:class-names="">About Our Members</text:span></text:p>
          </draw:text-box>
          <svg:title/>
          <svg:desc/>
        </draw:frame>
        <draw:frame draw:id="id84" presentation:style-name="a604" draw:name="Text Placeholder 2" svg:x="0.55118in" svg:y="1.45079in" svg:width="9.92087in" svg:height="3.59606in" presentation:class="outline" presentation:placeholder="false">
          <draw:text-box>
            <text:list text:style-name="a600">
              <text:list-item>
                <text:p text:style-name="a599" text:class-names="" text:cond-style-name=""><text:span text:style-name="a598" text:class-names=""/></text:p>
              </text:list-item>
            </text:list>
            <text:list text:style-name="a603">
              <text:list-item>
                <text:p text:style-name="a602" text:class-names="" text:cond-style-name=""><text:span text:style-name="a601" text:class-names="">[41 Fortune 500 C-Suite Executives, 2.8T Publicly held member companies represent more than 2.8 Trillion in Market Cap, 4.7M Member companies employ more than 4.7 million people, 9 Current and Former Fortune 500 CEOs, 68% CRAIN's most Powerful Women in Chicago Business, 20% CRAIN's Power 25 Chicagoans, 6 University Presidents, 26 Arts and Culture Trailblazers, 56 Corporate C-Suite Executives, 54 CEOs and Entrepreneurs of Mid-Size Companies, 50+ Corporate Directors, 9 Government Leaders, 31 Healthcare Industry Executives, 29 Higher Education Institution Leaders, 48 Non-Profit Trailblazers, 34 Media and Communications Executives, 47 Law Industry Leaders] – Update, Cathy</text:span></text:p>
              </text:list-item>
            </text:list>
          </draw:text-box>
          <svg:title/>
          <svg:desc/>
        </draw:frame>
        <presentation:notes draw:style-name="a610">
          <draw:frame draw:id="id85" draw:style-name="a607" draw:name="Slide Number Placeholder 6" svg:x="4.81102in" svg:y="10.45in" svg:width="3.68858in" svg:height="0.54961in">
            <draw:text-box>
              <text:p text:style-name="a606" text:class-names="" text:cond-style-name=""><text:span text:style-name="a605" text:class-names=""><text:page-number style:num-format="1" text:fixed="false"/></text:span></text:p>
            </draw:text-box>
            <svg:title/>
            <svg:desc/>
          </draw:frame>
          <draw:page-thumbnail draw:page-number="3" svg:x="0.58333in" svg:y="0.83507in" svg:width="7.3316in" svg:height="4.125in" presentation:class="page" draw:id="id86" presentation:style-name="a608" draw:name="Slide Image Placeholder 1">
            <svg:title/>
            <svg:desc/>
          </draw:page-thumbnail>
          <draw:frame draw:id="id87" presentation:style-name="a609" draw:name="Notes Placeholder 2" svg:x="0.85in" svg:y="5.2248in" svg:width="6.79961in" svg:height="4.94961in" presentation:class="notes" presentation:placeholder="true">
            <draw:text-box/>
            <svg:title/>
            <svg:desc/>
          </draw:frame>
        </presentation:notes>
      </draw:page>
      <draw:page draw:name="page4" draw:style-name="a611" draw:master-page-name="Master1-Layout7-blank-Blank" presentation:presentation-page-layout-name="Master1-PPL7" draw:id="Slide-259">
        <draw:frame draw:id="id88" presentation:style-name="a614" draw:name="Title 1" svg:x="0.55118in" svg:y="0.24724in" svg:width="9.92087in" svg:height="1.03504in" presentation:class="title" presentation:placeholder="false">
          <draw:text-box>
            <text:p text:style-name="a613" text:class-names="" text:cond-style-name=""><text:span text:style-name="a612" text:class-names="">New Members</text:span></text:p>
          </draw:text-box>
          <svg:title/>
          <svg:desc/>
        </draw:frame>
        <draw:frame draw:id="id89" presentation:style-name="a618" draw:name="Text Placeholder 2" svg:x="0.55118in" svg:y="1.45079in" svg:width="9.92087in" svg:height="3.59606in" presentation:class="outline" presentation:placeholder="false">
          <draw:text-box>
            <text:list text:style-name="a617">
              <text:list-item>
                <text:p text:style-name="a616" text:class-names="" text:cond-style-name=""><text:span text:style-name="a615" text:class-names="">[List (Name, position, employer)] – Ellen</text:span></text:p>
              </text:list-item>
            </text:list>
          </draw:text-box>
          <svg:title/>
          <svg:desc/>
        </draw:frame>
        <presentation:notes draw:style-name="a624">
          <draw:frame draw:id="id90" draw:style-name="a621" draw:name="Slide Number Placeholder 6" svg:x="4.81102in" svg:y="10.45in" svg:width="3.68858in" svg:height="0.54961in">
            <draw:text-box>
              <text:p text:style-name="a620" text:class-names="" text:cond-style-name=""><text:span text:style-name="a619" text:class-names=""><text:page-number style:num-format="1" text:fixed="false"/></text:span></text:p>
            </draw:text-box>
            <svg:title/>
            <svg:desc/>
          </draw:frame>
          <draw:page-thumbnail draw:page-number="4" svg:x="0.58333in" svg:y="0.83507in" svg:width="7.3316in" svg:height="4.125in" presentation:class="page" draw:id="id91" presentation:style-name="a622" draw:name="Slide Image Placeholder 1">
            <svg:title/>
            <svg:desc/>
          </draw:page-thumbnail>
          <draw:frame draw:id="id92" presentation:style-name="a623" draw:name="Notes Placeholder 2" svg:x="0.85in" svg:y="5.2248in" svg:width="6.79961in" svg:height="4.94961in" presentation:class="notes" presentation:placeholder="true">
            <draw:text-box/>
            <svg:title/>
            <svg:desc/>
          </draw:frame>
        </presentation:notes>
      </draw:page>
      <draw:page draw:name="page5" draw:style-name="a625" draw:master-page-name="Master1-Layout7-blank-Blank" presentation:presentation-page-layout-name="Master1-PPL7" draw:id="Slide-260">
        <draw:frame draw:id="id93" presentation:style-name="a628" draw:name="Title 1" svg:x="0.55118in" svg:y="0.24724in" svg:width="9.92087in" svg:height="1.03504in" presentation:class="title" presentation:placeholder="false">
          <draw:text-box>
            <text:p text:style-name="a627" text:class-names="" text:cond-style-name=""><text:span text:style-name="a626" text:class-names="">HerStories Podcast</text:span></text:p>
          </draw:text-box>
          <svg:title/>
          <svg:desc/>
        </draw:frame>
        <draw:frame draw:id="id94" presentation:style-name="a632" draw:name="Text Placeholder 2" svg:x="0.55118in" svg:y="1.45079in" svg:width="9.92087in" svg:height="3.59606in" presentation:class="outline" presentation:placeholder="false">
          <draw:text-box>
            <text:list text:style-name="a631">
              <text:list-item>
                <text:p text:style-name="a630" text:class-names="" text:cond-style-name=""><text:span text:style-name="a629" text:class-names="">[Copy] - Nathan</text:span></text:p>
              </text:list-item>
            </text:list>
          </draw:text-box>
          <svg:title/>
          <svg:desc/>
        </draw:frame>
        <presentation:notes draw:style-name="a638">
          <draw:frame draw:id="id95" draw:style-name="a635" draw:name="Slide Number Placeholder 6" svg:x="4.81102in" svg:y="10.45in" svg:width="3.68858in" svg:height="0.54961in">
            <draw:text-box>
              <text:p text:style-name="a634" text:class-names="" text:cond-style-name=""><text:span text:style-name="a633" text:class-names=""><text:page-number style:num-format="1" text:fixed="false"/></text:span></text:p>
            </draw:text-box>
            <svg:title/>
            <svg:desc/>
          </draw:frame>
          <draw:page-thumbnail draw:page-number="5" svg:x="0.58333in" svg:y="0.83507in" svg:width="7.3316in" svg:height="4.125in" presentation:class="page" draw:id="id96" presentation:style-name="a636" draw:name="Slide Image Placeholder 1">
            <svg:title/>
            <svg:desc/>
          </draw:page-thumbnail>
          <draw:frame draw:id="id97" presentation:style-name="a637" draw:name="Notes Placeholder 2" svg:x="0.85in" svg:y="5.2248in" svg:width="6.79961in" svg:height="4.94961in" presentation:class="notes" presentation:placeholder="true">
            <draw:text-box/>
            <svg:title/>
            <svg:desc/>
          </draw:frame>
        </presentation:notes>
      </draw:page>
      <draw:page draw:name="page6" draw:style-name="a639" draw:master-page-name="Master1-Layout7-blank-Blank" presentation:presentation-page-layout-name="Master1-PPL7" draw:id="Slide-261">
        <draw:frame draw:id="id98" presentation:style-name="a642" draw:name="Title 1" svg:x="0.55118in" svg:y="0.24724in" svg:width="9.92087in" svg:height="1.03504in" presentation:class="title" presentation:placeholder="false">
          <draw:text-box>
            <text:p text:style-name="a641" text:class-names="" text:cond-style-name=""><text:span text:style-name="a640" text:class-names="">Broader Influence and Advocacy with Equity Principles</text:span></text:p>
          </draw:text-box>
          <svg:title/>
          <svg:desc/>
        </draw:frame>
        <draw:frame draw:id="id99" presentation:style-name="a672" draw:name="Text Placeholder 2" svg:x="0.55118in" svg:y="1.45079in" svg:width="9.92087in" svg:height="3.59606in" presentation:class="outline" presentation:placeholder="false">
          <draw:text-box>
            <text:list text:style-name="a645">
              <text:list-item>
                <text:p text:style-name="a644" text:class-names="" text:cond-style-name=""><text:span text:style-name="a643" text:class-names="">OLD COPY: The impact of the pandemic on women in the workplace magnified the importance of our Equity Principles campaign. We must continue to shine a spotlight on gender equity when inclusion and diversity are most at risk. We thank our 100+ Equity Pledge signatories for their commitment to promoting and achieving equity at this crucial time. We need to keep driving on the path towards real change. The Chicago Network has extended its influence and made great strides to strengthen the pipeline of women leaders. Please join us as we use our voices to educate and act on behalf of women, everywhere, of all colors, who do not yet have a seat at the table.</text:span></text:p>
              </text:list-item>
            </text:list>
            <text:list text:style-name="a649">
              <text:list-item>
                <text:p text:style-name="a648" text:class-names="" text:cond-style-name=""><text:span text:style-name="a646" text:class-names="">New<text:s text:c="1"/></text:span><text:span text:style-name="a647" text:class-names="">COPY</text:span></text:p>
              </text:list-item>
            </text:list>
            <text:list text:style-name="a652">
              <text:list-item>
                <text:p text:style-name="a651" text:class-names="" text:cond-style-name=""><text:span text:style-name="a650" text:class-names="">The Chicago Network is honored to work our Equity Principles Campaign partners to fight for gender equity in leadership ranks as well as strengthen the pipeline for women leaders. Our focus on achieving gender equity in the workplace and safeguarding against any further setbacks, particularly resulting from the pandemic, is more critical than ever. Targeting for gender equity by 2030 aligns us with the globally recognized benchmark set by the United Nations’ Sustainable Development Goals, as well as a growing number of state and national governments and public, private, and international organizations.</text:span></text:p>
              </text:list-item>
            </text:list>
            <text:list text:style-name="a658">
              <text:list-item>
                <text:p text:style-name="a657" text:class-names="" text:cond-style-name=""><text:span text:style-name="a653" text:class-names="">We are excited to continue our Equity Principles Campaign journey by capturing baseline workforce data. Towards that end, we partnered with Mercer, a global HR consulting firm who specializes in diversity and inclusion. Mercer worked with us to gather and measure data using their<text:s text:c="1"/></text:span><text:span text:style-name="a654" text:class-names="">When Women Thrive</text:span><text:span text:style-name="a655" text:class-names=""><text:s text:c="1"/>survey. For Phase I, Campaign partners participated in this process through a survey, providing some individually de-identified workforce data.  </text:span><text:span text:style-name="a656" text:class-names=""/></text:p>
              </text:list-item>
            </text:list>
            <text:list text:style-name="a664">
              <text:list-item>
                <text:p text:style-name="a663" text:class-names="" text:cond-style-name=""><text:span text:style-name="a659" text:class-names="">The Equity Principles Campaign survey results were anonymously incorporated into Mercer’s </text:span><text:span text:style-name="a660" text:class-names="">When Women Thrive, Businesses Thrive Global Report,<text:s text:c="1"/></text:span><text:span text:style-name="a661" text:class-names="">the world’s most comprehensive research on women in the workplace, designed to uncover the critical drivers of a successful gender diversity strategy. The Chicago Network will use this information to assist Campaign Partners adopt best practices to achieve gender equity.   </text:span><text:span text:style-name="a662" text:class-names=""/></text:p>
              </text:list-item>
            </text:list>
            <text:list text:style-name="a668">
              <text:list-item>
                <text:p text:style-name="a667" text:class-names="" text:cond-style-name=""><text:span text:style-name="a665" text:class-names="">[</text:span><text:span text:style-name="a666" text:class-names="">Take the pledge]</text:span></text:p>
              </text:list-item>
            </text:list>
            <text:list text:style-name="a671">
              <text:list-item>
                <text:p text:style-name="a670" text:class-names="" text:cond-style-name=""><text:span text:style-name="a669" text:class-names="">[logos] - Nathan</text:span></text:p>
              </text:list-item>
            </text:list>
          </draw:text-box>
          <svg:title/>
          <svg:desc/>
        </draw:frame>
        <presentation:notes draw:style-name="a678">
          <draw:frame draw:id="id100" draw:style-name="a675" draw:name="Slide Number Placeholder 6" svg:x="4.81102in" svg:y="10.45in" svg:width="3.68858in" svg:height="0.54961in">
            <draw:text-box>
              <text:p text:style-name="a674" text:class-names="" text:cond-style-name=""><text:span text:style-name="a673" text:class-names=""><text:page-number style:num-format="1" text:fixed="false"/></text:span></text:p>
            </draw:text-box>
            <svg:title/>
            <svg:desc/>
          </draw:frame>
          <draw:page-thumbnail draw:page-number="6" svg:x="0.58333in" svg:y="0.83507in" svg:width="7.3316in" svg:height="4.125in" presentation:class="page" draw:id="id101" presentation:style-name="a676" draw:name="Slide Image Placeholder 1">
            <svg:title/>
            <svg:desc/>
          </draw:page-thumbnail>
          <draw:frame draw:id="id102" presentation:style-name="a677" draw:name="Notes Placeholder 2" svg:x="0.85in" svg:y="5.2248in" svg:width="6.79961in" svg:height="4.94961in" presentation:class="notes" presentation:placeholder="true">
            <draw:text-box/>
            <svg:title/>
            <svg:desc/>
          </draw:frame>
        </presentation:notes>
      </draw:page>
      <draw:page draw:name="page7" draw:style-name="a679" draw:master-page-name="Master1-Layout7-blank-Blank" presentation:presentation-page-layout-name="Master1-PPL7" draw:id="Slide-262">
        <draw:frame draw:id="id103" presentation:style-name="a682" draw:name="Title 1" svg:x="0.55118in" svg:y="0.24724in" svg:width="9.92087in" svg:height="1.03504in" presentation:class="title" presentation:placeholder="false">
          <draw:text-box>
            <text:p text:style-name="a681" text:class-names="" text:cond-style-name=""><text:span text:style-name="a680" text:class-names="">#WhatItTakes: Empowering Women to Lead (Programs)</text:span></text:p>
          </draw:text-box>
          <svg:title/>
          <svg:desc/>
        </draw:frame>
        <draw:frame draw:id="id104" presentation:style-name="a690" draw:name="Text Placeholder 2" svg:x="0.55118in" svg:y="1.45079in" svg:width="9.92087in" svg:height="3.59606in" presentation:class="outline" presentation:placeholder="false">
          <draw:text-box>
            <text:list text:style-name="a686">
              <text:list-item>
                <text:p text:style-name="a685" text:class-names="" text:cond-style-name=""><text:span text:style-name="a683" text:class-names="">[List of program titles] From LJ: please use the excel file I uploaded as it doesn’t all fit<text:s text:c="1"/></text:span><text:span text:style-name="a684" text:class-names="">here</text:span></text:p>
              </text:list-item>
            </text:list>
            <text:list text:style-name="a689">
              <text:list-item>
                <text:p text:style-name="a688" text:class-names="" text:cond-style-name=""><text:span text:style-name="a687" text:class-names=""/></text:p>
              </text:list-item>
            </text:list>
          </draw:text-box>
          <svg:title/>
          <svg:desc/>
        </draw:frame>
        <presentation:notes draw:style-name="a696">
          <draw:frame draw:id="id105" draw:style-name="a693" draw:name="Slide Number Placeholder 6" svg:x="4.81102in" svg:y="10.45in" svg:width="3.68858in" svg:height="0.54961in">
            <draw:text-box>
              <text:p text:style-name="a692" text:class-names="" text:cond-style-name=""><text:span text:style-name="a691" text:class-names=""><text:page-number style:num-format="1" text:fixed="false"/></text:span></text:p>
            </draw:text-box>
            <svg:title/>
            <svg:desc/>
          </draw:frame>
          <draw:page-thumbnail draw:page-number="7" svg:x="0.58333in" svg:y="0.83507in" svg:width="7.3316in" svg:height="4.125in" presentation:class="page" draw:id="id106" presentation:style-name="a694" draw:name="Slide Image Placeholder 1">
            <svg:title/>
            <svg:desc/>
          </draw:page-thumbnail>
          <draw:frame draw:id="id107" presentation:style-name="a695" draw:name="Notes Placeholder 2" svg:x="0.85in" svg:y="5.2248in" svg:width="6.79961in" svg:height="4.94961in" presentation:class="notes" presentation:placeholder="true">
            <draw:text-box/>
            <svg:title/>
            <svg:desc/>
          </draw:frame>
        </presentation:notes>
      </draw:page>
      <draw:page draw:name="page8" draw:style-name="a697" draw:master-page-name="Master1-Layout7-blank-Blank" presentation:presentation-page-layout-name="Master1-PPL7" draw:id="Slide-263">
        <draw:frame draw:id="id108" presentation:style-name="a700" draw:name="Title 1" svg:x="0.55118in" svg:y="0.24724in" svg:width="9.92087in" svg:height="1.03504in" presentation:class="title" presentation:placeholder="false">
          <draw:text-box>
            <text:p text:style-name="a699" text:class-names="" text:cond-style-name=""><text:span text:style-name="a698" text:class-names="">Women on Boards</text:span></text:p>
          </draw:text-box>
          <svg:title/>
          <svg:desc/>
        </draw:frame>
        <draw:frame draw:id="id109" presentation:style-name="a704" draw:name="Text Placeholder 2" svg:x="0.55118in" svg:y="1.45079in" svg:width="9.92087in" svg:height="3.59606in" presentation:class="outline" presentation:placeholder="false">
          <draw:text-box>
            <text:list text:style-name="a703">
              <text:list-item>
                <text:p text:style-name="a702" text:class-names="" text:cond-style-name=""><text:span text:style-name="a701" text:class-names="">[Copy] - Nathan</text:span></text:p>
              </text:list-item>
            </text:list>
          </draw:text-box>
          <svg:title/>
          <svg:desc/>
        </draw:frame>
        <presentation:notes draw:style-name="a710">
          <draw:frame draw:id="id110" draw:style-name="a707" draw:name="Slide Number Placeholder 6" svg:x="4.81102in" svg:y="10.45in" svg:width="3.68858in" svg:height="0.54961in">
            <draw:text-box>
              <text:p text:style-name="a706" text:class-names="" text:cond-style-name=""><text:span text:style-name="a705" text:class-names=""><text:page-number style:num-format="1" text:fixed="false"/></text:span></text:p>
            </draw:text-box>
            <svg:title/>
            <svg:desc/>
          </draw:frame>
          <draw:page-thumbnail draw:page-number="8" svg:x="0.58333in" svg:y="0.83507in" svg:width="7.3316in" svg:height="4.125in" presentation:class="page" draw:id="id111" presentation:style-name="a708" draw:name="Slide Image Placeholder 1">
            <svg:title/>
            <svg:desc/>
          </draw:page-thumbnail>
          <draw:frame draw:id="id112" presentation:style-name="a709" draw:name="Notes Placeholder 2" svg:x="0.85in" svg:y="5.2248in" svg:width="6.79961in" svg:height="4.94961in" presentation:class="notes" presentation:placeholder="true">
            <draw:text-box/>
            <svg:title/>
            <svg:desc/>
          </draw:frame>
        </presentation:notes>
      </draw:page>
      <draw:page draw:name="page9" draw:style-name="a711" draw:master-page-name="Master1-Layout7-blank-Blank" presentation:presentation-page-layout-name="Master1-PPL7" draw:id="Slide-264">
        <draw:frame draw:id="id113" presentation:style-name="a714" draw:name="Title 1" svg:x="0.55118in" svg:y="0.24724in" svg:width="9.92087in" svg:height="1.03504in" presentation:class="title" presentation:placeholder="false">
          <draw:text-box>
            <text:p text:style-name="a713" text:class-names="" text:cond-style-name=""><text:span text:style-name="a712" text:class-names="">Annual Meeting</text:span></text:p>
          </draw:text-box>
          <svg:title/>
          <svg:desc/>
        </draw:frame>
        <draw:frame draw:id="id114" presentation:style-name="a742" draw:name="Text Placeholder 2" svg:x="0.55118in" svg:y="1.45079in" svg:width="9.92087in" svg:height="3.59606in" presentation:class="outline" presentation:placeholder="false">
          <draw:text-box>
            <text:list text:style-name="a719">
              <text:list-item>
                <text:p text:style-name="a718" text:class-names="" text:cond-style-name=""><text:span text:style-name="a715" text:class-names="">OLD COPY: Our Annual Meeting was a truly exceptional event. We elected a new slate of Board of Directors, celebrated friendships, and enjoyed the wonders of the Museum of Science and Industry. The program’s theme, “Rediscovering and Revitalizing Chicago and Illinois” was ideal as for many members this was the first time that they gathered in-person since the start of the pandemic. Our panelists Bridget Coughlin, President and CEO of the John G. Shedd Aquarium, Chevy Humphrey, President and CEO of the Museum of Science and Industry, Lynn Osmond, President and CEO of the Chicago Architecture Center, and moderator Lt. Governor Juliana Stratton had<text:s text:c="1"/></text:span><text:span text:style-name="a716" text:class-names="">an</text:span><text:span text:style-name="a717" text:class-names=""><text:s text:c="1"/>dynamic and engaging conversation. Their insights on leading through the pandemic were inspirational.</text:span></text:p>
              </text:list-item>
            </text:list>
            <text:list text:style-name="a722">
              <text:list-item>
                <text:p text:style-name="a721" text:class-names="" text:cond-style-name=""><text:span text:style-name="a720" text:class-names="">New Copy</text:span></text:p>
              </text:list-item>
            </text:list>
            <text:list text:style-name="a728">
              <text:list-item>
                <text:p text:style-name="a727" text:class-names="" text:cond-style-name=""><text:span text:style-name="a723" text:class-names="">Our Annual Meeting was a truly inspiring event. We elected a new slate of Board of Directors, celebrated friendships, and enjoyed the beauty and exhibits of the Chicago History Museum. The program’s theme, “Celebrating Women Firsts”, with our history making panel; Joy Cunningham, Presiding Justice, Illinois Appellate Court, 2</text:span><text:span text:style-name="a724" text:class-names="">nd</text:span><text:span text:style-name="a725" text:class-names=""><text:s text:c="1"/>Division, Ilene Gordon, Former Chairman, President and CEO, Ingredion Incorporated, Lisa Madigan, Partner, Kirkland &amp; Ellis LLP, and Jill Wine-Banks, MSNBC Legal Analyst; Author, “The Watergate Girl”, NBC/MSNBC and moderated by, Tracy Brown, Chief Content Officer, Chicago Public Media, led a dynamic and engaging conversation.  Hearing their leadership journeys and insights on being the first their respective fields was fascinating and moving.   </text:span><text:span text:style-name="a726" text:class-names=""/></text:p>
              </text:list-item>
            </text:list>
            <text:list text:style-name="a732">
              <text:list-item>
                <text:p text:style-name="a731" text:class-names="" text:cond-style-name=""><text:span text:style-name="a729" text:class-names=""> </text:span><text:span text:style-name="a730" text:class-names=""/></text:p>
              </text:list-item>
            </text:list>
            <text:list text:style-name="a735">
              <text:list-item>
                <text:p text:style-name="a734" text:class-names="" text:cond-style-name=""><text:span text:style-name="a733" text:class-names=""/></text:p>
              </text:list-item>
            </text:list>
            <text:list text:style-name="a738">
              <text:list-item>
                <text:p text:style-name="a737" text:class-names="" text:cond-style-name=""><text:span text:style-name="a736" text:class-names=""/></text:p>
              </text:list-item>
            </text:list>
            <text:list text:style-name="a741">
              <text:list-item>
                <text:p text:style-name="a740" text:class-names="" text:cond-style-name=""><text:span text:style-name="a739" text:class-names="">[Pictures from meeting] – Lora – photos sent to you in separate file</text:span></text:p>
              </text:list-item>
            </text:list>
          </draw:text-box>
          <svg:title/>
          <svg:desc/>
        </draw:frame>
        <presentation:notes draw:style-name="a748">
          <draw:frame draw:id="id115" draw:style-name="a745" draw:name="Slide Number Placeholder 6" svg:x="4.81102in" svg:y="10.45in" svg:width="3.68858in" svg:height="0.54961in">
            <draw:text-box>
              <text:p text:style-name="a744" text:class-names="" text:cond-style-name=""><text:span text:style-name="a743" text:class-names=""><text:page-number style:num-format="1" text:fixed="false"/></text:span></text:p>
            </draw:text-box>
            <svg:title/>
            <svg:desc/>
          </draw:frame>
          <draw:page-thumbnail draw:page-number="9" svg:x="0.58333in" svg:y="0.83507in" svg:width="7.3316in" svg:height="4.125in" presentation:class="page" draw:id="id116" presentation:style-name="a746" draw:name="Slide Image Placeholder 1">
            <svg:title/>
            <svg:desc/>
          </draw:page-thumbnail>
          <draw:frame draw:id="id117" presentation:style-name="a747" draw:name="Notes Placeholder 2" svg:x="0.85in" svg:y="5.2248in" svg:width="6.79961in" svg:height="4.94961in" presentation:class="notes" presentation:placeholder="true">
            <draw:text-box/>
            <svg:title/>
            <svg:desc/>
          </draw:frame>
        </presentation:notes>
      </draw:page>
      <draw:page draw:name="page10" draw:style-name="a749" draw:master-page-name="Master1-Layout7-blank-Blank" presentation:presentation-page-layout-name="Master1-PPL7" draw:id="Slide-265">
        <draw:frame draw:id="id118" presentation:style-name="a752" draw:name="Title 1" svg:x="0.55118in" svg:y="0.24724in" svg:width="9.92087in" svg:height="1.03504in" presentation:class="title" presentation:placeholder="false">
          <draw:text-box>
            <text:p text:style-name="a751" text:class-names="" text:cond-style-name=""><text:span text:style-name="a750" text:class-names="">Women in the Forefront Luncheon Celebration</text:span></text:p>
          </draw:text-box>
          <svg:title/>
          <svg:desc/>
        </draw:frame>
        <draw:frame draw:id="id119" presentation:style-name="a781" draw:name="Text Placeholder 2" svg:x="0.55118in" svg:y="1.45079in" svg:width="9.92087in" svg:height="3.59606in" presentation:class="outline" presentation:placeholder="false">
          <draw:text-box>
            <text:list text:style-name="a757">
              <text:list-item>
                <text:p text:style-name="a756" text:class-names="" text:cond-style-name=""><text:span text:style-name="a753" text:class-names="">OLD COPY: We successfully hosted three Women in the Forefront Luncheon (WIFL) events in one fiscal year. The WIFL Committee quickly pivoted to a virtual program in October 2020 offering two member led fireside chats with two remarkable women, Cathy<text:s text:c="1"/></text:span><text:span text:style-name="a754" text:class-names="">Engelbert</text:span><text:span text:style-name="a755" text:class-names="">, first Commissioner of the WNBA and Dr. Carla Hayden, Librarian of Congress. Although we were new to hosting on a virtual platform for over 1,000 participants, both events were well received by attendees and sponsors.</text:span></text:p>
              </text:list-item>
            </text:list>
            <text:list text:style-name="a760">
              <text:list-item>
                <text:p text:style-name="a759" text:class-names="" text:cond-style-name=""><text:span text:style-name="a758" text:class-names="">Drawing on this experience, in June, we effectively presented the City’s first large scale hybrid event since the beginning of the pandemic. Producing WIFL and Launch Pad Women’s Leadership Summit at Navy Pier, one of the Chicago's iconic cultural institutions, was extraordinary. The energy and enthusiasm of the 850 in-person and 600 virtual attendees was unparalleled.</text:span></text:p>
              </text:list-item>
            </text:list>
            <text:list text:style-name="a763">
              <text:list-item>
                <text:p text:style-name="a762" text:class-names="" text:cond-style-name=""><text:span text:style-name="a761" text:class-names="">New Copy:</text:span></text:p>
              </text:list-item>
            </text:list>
            <text:list text:style-name="a770">
              <text:list-item>
                <text:p text:style-name="a769" text:class-names="" text:cond-style-name=""><text:span text:style-name="a764" text:class-names="">This year, our Women in the Forefront Luncheon (WIFL)</text:span><text:span text:style-name="a765" text:class-names=""><text:s text:c="1"/></text:span><text:span text:style-name="a766" text:class-names="">honored Juneteenth and reflected, rejoiced, and showcased the spirit and strength of Black America. We were thrilled to have back Irika Sargent, News Anchor, CBS 2 who once again served as our Emcee. Shawna Thomas, Executive Producer, CBS Mornings joined us as moderator and our</text:span><text:span text:style-name="a767" text:class-names=""><text:s text:c="1"/>keynote speakers Sheila Johnson, Founder and CEO of Salamander Hotels and Resorts and Michele C. Meyer-Shipp, CEO of Dress for Success Worldwide shared their extraordinary leadership journeys, which were both inspirational and in harmony with our purpose, mission, vision, and values. The energy and enthusiasm over 1400 in-person and 400 virtual attendees was outstanding. </text:span><text:span text:style-name="a768" text:class-names=""/></text:p>
              </text:list-item>
            </text:list>
            <text:list text:style-name="a774">
              <text:list-item>
                <text:p text:style-name="a773" text:class-names="" text:cond-style-name=""><text:span text:style-name="a771" text:class-names="">[</text:span><text:span text:style-name="a772" text:class-names="">images] – Lora – Photos sent to you in separate file</text:span></text:p>
              </text:list-item>
            </text:list>
            <text:list text:style-name="a777">
              <text:list-item>
                <text:p text:style-name="a776" text:class-names="" text:cond-style-name=""><text:span text:style-name="a775" text:class-names="">[highlights reel] – Nathan</text:span></text:p>
              </text:list-item>
            </text:list>
            <text:list text:style-name="a780">
              <text:list-item>
                <text:p text:style-name="a779" text:class-names="" text:cond-style-name=""><text:span text:style-name="a778" text:class-names="">[Link to YouTube] - Nathan</text:span></text:p>
              </text:list-item>
            </text:list>
          </draw:text-box>
          <svg:title/>
          <svg:desc/>
        </draw:frame>
        <presentation:notes draw:style-name="a787">
          <draw:frame draw:id="id120" draw:style-name="a784" draw:name="Slide Number Placeholder 6" svg:x="4.81102in" svg:y="10.45in" svg:width="3.68858in" svg:height="0.54961in">
            <draw:text-box>
              <text:p text:style-name="a783" text:class-names="" text:cond-style-name=""><text:span text:style-name="a782" text:class-names=""><text:page-number style:num-format="1" text:fixed="false"/></text:span></text:p>
            </draw:text-box>
            <svg:title/>
            <svg:desc/>
          </draw:frame>
          <draw:page-thumbnail draw:page-number="10" svg:x="0.58333in" svg:y="0.83507in" svg:width="7.3316in" svg:height="4.125in" presentation:class="page" draw:id="id121" presentation:style-name="a785" draw:name="Slide Image Placeholder 1">
            <svg:title/>
            <svg:desc/>
          </draw:page-thumbnail>
          <draw:frame draw:id="id122" presentation:style-name="a786" draw:name="Notes Placeholder 2" svg:x="0.85in" svg:y="5.2248in" svg:width="6.79961in" svg:height="4.94961in" presentation:class="notes" presentation:placeholder="true">
            <draw:text-box/>
            <svg:title/>
            <svg:desc/>
          </draw:frame>
        </presentation:notes>
      </draw:page>
      <draw:page draw:name="page11" draw:style-name="a788" draw:master-page-name="Master1-Layout7-blank-Blank" presentation:presentation-page-layout-name="Master1-PPL7" draw:id="Slide-266">
        <draw:frame draw:id="id123" presentation:style-name="a791" draw:name="Title 1" svg:x="0.55118in" svg:y="0.24724in" svg:width="9.92087in" svg:height="1.03504in" presentation:class="title" presentation:placeholder="false">
          <draw:text-box>
            <text:p text:style-name="a790" text:class-names="" text:cond-style-name=""><text:span text:style-name="a789" text:class-names="">Launchpad</text:span></text:p>
          </draw:text-box>
          <svg:title/>
          <svg:desc/>
        </draw:frame>
        <draw:frame draw:id="id124" presentation:style-name="a805" draw:name="Text Placeholder 2" svg:x="0.55118in" svg:y="1.45079in" svg:width="9.92087in" svg:height="3.59606in" presentation:class="outline" presentation:placeholder="false">
          <draw:text-box>
            <text:list text:style-name="a795">
              <text:list-item>
                <text:p text:style-name="a794" text:class-names="" text:cond-style-name=""><text:span text:style-name="a792" text:class-names="">[copy] -<text:s text:c="1"/></text:span><text:span text:style-name="a793" text:class-names="">NOTE – LAUNCHPAD IS HELD IN FY23 – no LP held in FY22 – we should remove this slide (LJ)</text:span></text:p>
              </text:list-item>
            </text:list>
            <text:list text:style-name="a798">
              <text:list-item>
                <text:p text:style-name="a797" text:class-names="" text:cond-style-name=""><text:span text:style-name="a796" text:class-names=""/></text:p>
              </text:list-item>
            </text:list>
            <text:list text:style-name="a801">
              <text:list-item>
                <text:p text:style-name="a800" text:class-names="" text:cond-style-name=""><text:span text:style-name="a799" text:class-names=""/></text:p>
              </text:list-item>
            </text:list>
            <text:list text:style-name="a804">
              <text:list-item>
                <text:p text:style-name="a803" text:class-names="" text:cond-style-name=""><text:span text:style-name="a802" text:class-names="">[images] - Nathan</text:span></text:p>
              </text:list-item>
            </text:list>
          </draw:text-box>
          <svg:title/>
          <svg:desc/>
        </draw:frame>
        <presentation:notes draw:style-name="a811">
          <draw:frame draw:id="id125" draw:style-name="a808" draw:name="Slide Number Placeholder 6" svg:x="4.81102in" svg:y="10.45in" svg:width="3.68858in" svg:height="0.54961in">
            <draw:text-box>
              <text:p text:style-name="a807" text:class-names="" text:cond-style-name=""><text:span text:style-name="a806" text:class-names=""><text:page-number style:num-format="1" text:fixed="false"/></text:span></text:p>
            </draw:text-box>
            <svg:title/>
            <svg:desc/>
          </draw:frame>
          <draw:page-thumbnail draw:page-number="11" svg:x="0.58333in" svg:y="0.83507in" svg:width="7.3316in" svg:height="4.125in" presentation:class="page" draw:id="id126" presentation:style-name="a809" draw:name="Slide Image Placeholder 1">
            <svg:title/>
            <svg:desc/>
          </draw:page-thumbnail>
          <draw:frame draw:id="id127" presentation:style-name="a810" draw:name="Notes Placeholder 2" svg:x="0.85in" svg:y="5.2248in" svg:width="6.79961in" svg:height="4.94961in" presentation:class="notes" presentation:placeholder="true">
            <draw:text-box/>
            <svg:title/>
            <svg:desc/>
          </draw:frame>
        </presentation:notes>
      </draw:page>
      <draw:page draw:name="page12" draw:style-name="a812" draw:master-page-name="Master1-Layout7-blank-Blank" presentation:presentation-page-layout-name="Master1-PPL7" draw:id="Slide-267">
        <draw:frame draw:id="id128" presentation:style-name="a815" draw:name="Title 1" svg:x="0.55118in" svg:y="0.24724in" svg:width="9.92087in" svg:height="1.03504in" presentation:class="title" presentation:placeholder="false">
          <draw:text-box>
            <text:p text:style-name="a814" text:class-names="" text:cond-style-name=""><text:span text:style-name="a813" text:class-names="">Leadership</text:span></text:p>
          </draw:text-box>
          <svg:title/>
          <svg:desc/>
        </draw:frame>
        <draw:frame draw:id="id129" presentation:style-name="a831" draw:name="Text Placeholder 2" svg:x="0.55118in" svg:y="1.45079in" svg:width="9.92087in" svg:height="3.59606in" presentation:class="outline" presentation:placeholder="false">
          <draw:text-box>
            <text:list text:style-name="a818">
              <text:list-item>
                <text:p text:style-name="a817" text:class-names="" text:cond-style-name=""><text:span text:style-name="a816" text:class-names=""/></text:p>
              </text:list-item>
            </text:list>
            <text:list text:style-name="a821">
              <text:list-item>
                <text:p text:style-name="a820" text:class-names="" text:cond-style-name=""><text:span text:style-name="a819" text:class-names="">[BOD] – Ellen</text:span></text:p>
              </text:list-item>
            </text:list>
            <text:list text:style-name="a824">
              <text:list-item>
                <text:p text:style-name="a823" text:class-names="" text:cond-style-name=""><text:span text:style-name="a822" text:class-names="">[Committees &amp; Members] – Ellen</text:span></text:p>
              </text:list-item>
            </text:list>
            <text:list text:style-name="a827">
              <text:list-item>
                <text:p text:style-name="a826" text:class-names="" text:cond-style-name=""><text:span text:style-name="a825" text:class-names="">[Staff] – Ellen</text:span></text:p>
              </text:list-item>
            </text:list>
            <text:list text:style-name="a830">
              <text:list-item>
                <text:p text:style-name="a829" text:class-names="" text:cond-style-name=""><text:span text:style-name="a828" text:class-names="">[Staff pictures - Nathan</text:span></text:p>
              </text:list-item>
            </text:list>
          </draw:text-box>
          <svg:title/>
          <svg:desc/>
        </draw:frame>
        <presentation:notes draw:style-name="a837">
          <draw:frame draw:id="id130" draw:style-name="a834" draw:name="Slide Number Placeholder 6" svg:x="4.81102in" svg:y="10.45in" svg:width="3.68858in" svg:height="0.54961in">
            <draw:text-box>
              <text:p text:style-name="a833" text:class-names="" text:cond-style-name=""><text:span text:style-name="a832" text:class-names=""><text:page-number style:num-format="1" text:fixed="false"/></text:span></text:p>
            </draw:text-box>
            <svg:title/>
            <svg:desc/>
          </draw:frame>
          <draw:page-thumbnail draw:page-number="12" svg:x="0.58333in" svg:y="0.83507in" svg:width="7.3316in" svg:height="4.125in" presentation:class="page" draw:id="id131" presentation:style-name="a835" draw:name="Slide Image Placeholder 1">
            <svg:title/>
            <svg:desc/>
          </draw:page-thumbnail>
          <draw:frame draw:id="id132" presentation:style-name="a836"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table-cell" style:name="a53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53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35">
      <style:table-cell-properties/>
    </style:style>
    <style:style style:family="table-cell" style:name="a54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536">
      <style:table-cell-properties fo:background-color="#cfd5ea"/>
    </style:style>
    <style:style style:family="table-cell" style:name="a541">
      <style:table-cell-properties fo:background-color="#4472c4"/>
      <style:text-properties fo:color="#ffffff" fo:font-family="+mn-lt" style:font-family-asian="+mn-ea" style:font-family-complex="+mn-cs" fo:font-weight="bold" style:font-weight-asian="bold" style:font-weight-complex="bold"/>
    </style:style>
    <style:style style:family="table-cell" style:name="a537">
      <style:table-cell-properties/>
    </style:style>
    <style:style style:family="table-cell" style:name="a542">
      <style:table-cell-properties fo:background-color="#4472c4"/>
      <style:text-properties fo:color="#ffffff" fo:font-family="+mn-lt" style:font-family-asian="+mn-ea" style:font-family-complex="+mn-cs" fo:font-weight="bold" style:font-weight-asian="bold" style:font-weight-complex="bold"/>
    </style:style>
    <style:style style:family="table-cell" style:name="a538">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539" table:paragraph-style-name=""/>
      <table:last-row table:style-name="a540" table:paragraph-style-name=""/>
      <table:first-column table:style-name="a541" table:paragraph-style-name=""/>
      <table:last-column table:style-name="a542" table:paragraph-style-name=""/>
      <table:body table:style-name="a534" table:paragraph-style-name=""/>
      <table:even-rows table:style-name="a537" table:paragraph-style-name=""/>
      <table:odd-rows table:style-name="a538" table:paragraph-style-name=""/>
      <table:even-columns table:style-name="a535" table:paragraph-style-name=""/>
      <table:odd-columns table:style-name="a536" table:paragraph-style-name=""/>
    </table:table-templat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58346in" svg:y="0.83583in" svg:width="7.33228in" svg:height="4.12441in" presentation:class="page" draw:id="id5" presentation:style-name="a29" draw:name="Slide Image Placeholder 1">
          <svg:title/>
          <svg:desc/>
        </draw:page-thumbnail>
        <draw:frame draw:id="id6" presentation:style-name="a32" draw:name="Notes Placeholder 2" svg:x="0.85in" svg:y="5.2248in" svg:width="6.79961in" svg:height="4.94961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68858in" svg:height="0.54961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81102in" svg:y="0in" svg:width="3.68858in" svg:height="0.54961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0.45in" svg:width="3.68858in" svg:height="0.54961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81102in" svg:y="10.45in" svg:width="3.68858in" svg:height="0.54961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01563in" svg:width="8.26736in" svg:height="2.1579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3.25694in" svg:width="8.26736in" svg:height="1.49826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58346in" svg:y="0.83583in" svg:width="7.33228in" svg:height="4.12441in" presentation:class="page" draw:id="id5" presentation:style-name="a62" draw:name="Slide Image Placeholder 1">
          <svg:title/>
          <svg:desc/>
        </draw:page-thumbnail>
        <draw:frame draw:id="id6" presentation:style-name="a65" draw:name="Notes Placeholder 2" svg:x="0.85in" svg:y="5.2248in" svg:width="6.79961in" svg:height="4.94961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68858in" svg:height="0.54961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81102in" svg:y="0in" svg:width="3.68858in" svg:height="0.54961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0.45in" svg:width="3.68858in" svg:height="0.54961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81102in" svg:y="10.45in" svg:width="3.68858in" svg:height="0.54961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24724in" svg:width="9.92087in" svg:height="1.03504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45079in" svg:width="9.92087in" svg:height="3.59606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5.64882in" svg:width="2.56811in" svg:height="0.42717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5.64882in" svg:width="3.49409in" svg:height="0.42717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5.64882in" svg:width="2.56811in" svg:height="0.42717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58346in" svg:y="0.83583in" svg:width="7.33228in" svg:height="4.12441in" presentation:class="page" draw:id="id5" presentation:style-name="a107" draw:name="Slide Image Placeholder 1">
          <svg:title/>
          <svg:desc/>
        </draw:page-thumbnail>
        <draw:frame draw:id="id6" presentation:style-name="a110" draw:name="Notes Placeholder 2" svg:x="0.85in" svg:y="5.2248in" svg:width="6.79961in" svg:height="4.94961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68858in" svg:height="0.54961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81102in" svg:y="0in" svg:width="3.68858in" svg:height="0.54961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0.45in" svg:width="3.68858in" svg:height="0.54961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81102in" svg:y="10.45in" svg:width="3.68858in" svg:height="0.54961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1.54688in" svg:width="9.50868in" svg:height="2.57812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4.14931in" svg:width="9.50868in" svg:height="1.35764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5.64882in" svg:width="2.56811in" svg:height="0.42717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5.64882in" svg:width="3.49409in" svg:height="0.42717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5.64882in" svg:width="2.56811in" svg:height="0.42717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58346in" svg:y="0.83583in" svg:width="7.33228in" svg:height="4.12441in" presentation:class="page" draw:id="id5" presentation:style-name="a141" draw:name="Slide Image Placeholder 1">
          <svg:title/>
          <svg:desc/>
        </draw:page-thumbnail>
        <draw:frame draw:id="id6" presentation:style-name="a144" draw:name="Notes Placeholder 2" svg:x="0.85in" svg:y="5.2248in" svg:width="6.79961in" svg:height="4.94961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68858in" svg:height="0.54961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81102in" svg:y="0in" svg:width="3.68858in" svg:height="0.54961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0.45in" svg:width="3.68858in" svg:height="0.54961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81102in" svg:y="10.45in" svg:width="3.68858in" svg:height="0.54961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24724in" svg:width="9.92087in" svg:height="1.03504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45139in" svg:width="4.87674in" svg:height="3.59549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59375in" svg:y="1.45139in" svg:width="4.87847in" svg:height="3.59549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5.64882in" svg:width="2.56811in" svg:height="0.42717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5.64882in" svg:width="3.49409in" svg:height="0.42717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5.64882in" svg:width="2.56811in" svg:height="0.42717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58346in" svg:y="0.83583in" svg:width="7.33228in" svg:height="4.12441in" presentation:class="page" draw:id="id5" presentation:style-name="a201" draw:name="Slide Image Placeholder 1">
          <svg:title/>
          <svg:desc/>
        </draw:page-thumbnail>
        <draw:frame draw:id="id6" presentation:style-name="a204" draw:name="Notes Placeholder 2" svg:x="0.85in" svg:y="5.2248in" svg:width="6.79961in" svg:height="4.94961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68858in" svg:height="0.54961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81102in" svg:y="0in" svg:width="3.68858in" svg:height="0.54961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0.45in" svg:width="3.68858in" svg:height="0.54961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81102in" svg:y="10.45in" svg:width="3.68858in" svg:height="0.54961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32986in" svg:width="9.50868in" svg:height="1.19965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1.52083in" svg:width="4.66493in" svg:height="0.74479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2.26563in" svg:width="4.66493in" svg:height="3.3316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1.52083in" svg:width="4.68576in" svg:height="0.74479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2.26563in" svg:width="4.68576in" svg:height="3.3316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5.64882in" svg:width="2.56811in" svg:height="0.42717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5.64882in" svg:width="3.49409in" svg:height="0.42717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5.64882in" svg:width="2.56811in" svg:height="0.42717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58346in" svg:y="0.83583in" svg:width="7.33228in" svg:height="4.12441in" presentation:class="page" draw:id="id5" presentation:style-name="a269" draw:name="Slide Image Placeholder 1">
          <svg:title/>
          <svg:desc/>
        </draw:page-thumbnail>
        <draw:frame draw:id="id6" presentation:style-name="a272" draw:name="Notes Placeholder 2" svg:x="0.85in" svg:y="5.2248in" svg:width="6.79961in" svg:height="4.94961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68858in" svg:height="0.54961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81102in" svg:y="0in" svg:width="3.68858in" svg:height="0.54961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0.45in" svg:width="3.68858in" svg:height="0.54961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81102in" svg:y="10.45in" svg:width="3.68858in" svg:height="0.5496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24724in" svg:width="9.92087in" svg:height="1.03504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5.64882in" svg:width="2.56811in" svg:height="0.42717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5.64882in" svg:width="3.49409in" svg:height="0.42717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5.64882in" svg:width="2.56811in" svg:height="0.42717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58346in" svg:y="0.83583in" svg:width="7.33228in" svg:height="4.12441in" presentation:class="page" draw:id="id5" presentation:style-name="a299" draw:name="Slide Image Placeholder 1">
          <svg:title/>
          <svg:desc/>
        </draw:page-thumbnail>
        <draw:frame draw:id="id6" presentation:style-name="a302" draw:name="Notes Placeholder 2" svg:x="0.85in" svg:y="5.2248in" svg:width="6.79961in" svg:height="4.94961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68858in" svg:height="0.54961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81102in" svg:y="0in" svg:width="3.68858in" svg:height="0.54961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0.45in" svg:width="3.68858in" svg:height="0.54961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81102in" svg:y="10.45in" svg:width="3.68858in" svg:height="0.54961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5.64882in" svg:width="2.56811in" svg:height="0.42717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5.64882in" svg:width="3.49409in" svg:height="0.42717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5.64882in" svg:width="2.56811in" svg:height="0.4271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58346in" svg:y="0.83583in" svg:width="7.33228in" svg:height="4.12441in" presentation:class="page" draw:id="id5" presentation:style-name="a326" draw:name="Slide Image Placeholder 1">
          <svg:title/>
          <svg:desc/>
        </draw:page-thumbnail>
        <draw:frame draw:id="id6" presentation:style-name="a329" draw:name="Notes Placeholder 2" svg:x="0.85in" svg:y="5.2248in" svg:width="6.79961in" svg:height="4.94961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68858in" svg:height="0.54961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81102in" svg:y="0in" svg:width="3.68858in" svg:height="0.54961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0.45in" svg:width="3.68858in" svg:height="0.54961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81102in" svg:y="10.45in" svg:width="3.68858in" svg:height="0.54961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41319in" svg:width="3.55556in" svg:height="1.44792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0.89236in" svg:width="5.57986in" svg:height="4.40799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1.86111in" svg:width="3.55556in" svg:height="3.44618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5.64882in" svg:width="2.56811in" svg:height="0.42717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5.64882in" svg:width="3.49409in" svg:height="0.42717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5.64882in" svg:width="2.56811in" svg:height="0.42717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58346in" svg:y="0.83583in" svg:width="7.33228in" svg:height="4.12441in" presentation:class="page" draw:id="id5" presentation:style-name="a375" draw:name="Slide Image Placeholder 1">
          <svg:title/>
          <svg:desc/>
        </draw:page-thumbnail>
        <draw:frame draw:id="id6" presentation:style-name="a378" draw:name="Notes Placeholder 2" svg:x="0.85in" svg:y="5.2248in" svg:width="6.79961in" svg:height="4.94961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68858in" svg:height="0.54961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81102in" svg:y="0in" svg:width="3.68858in" svg:height="0.54961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0.45in" svg:width="3.68858in" svg:height="0.54961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81102in" svg:y="10.45in" svg:width="3.68858in" svg:height="0.54961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41319in" svg:width="3.55556in" svg:height="1.44792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0.89236in" svg:width="5.57986in" svg:height="4.40799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1.86111in" svg:width="3.55556in" svg:height="3.44618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5.64882in" svg:width="2.56811in" svg:height="0.42717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5.64882in" svg:width="3.49409in" svg:height="0.42717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5.64882in" svg:width="2.56811in" svg:height="0.42717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58346in" svg:y="0.83583in" svg:width="7.33228in" svg:height="4.12441in" presentation:class="page" draw:id="id5" presentation:style-name="a412" draw:name="Slide Image Placeholder 1">
          <svg:title/>
          <svg:desc/>
        </draw:page-thumbnail>
        <draw:frame draw:id="id6" presentation:style-name="a415" draw:name="Notes Placeholder 2" svg:x="0.85in" svg:y="5.2248in" svg:width="6.79961in" svg:height="4.94961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68858in" svg:height="0.54961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81102in" svg:y="0in" svg:width="3.68858in" svg:height="0.54961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0.45in" svg:width="3.68858in" svg:height="0.54961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81102in" svg:y="10.45in" svg:width="3.68858in" svg:height="0.5496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24724in" svg:width="9.92087in" svg:height="1.03504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45079in" svg:width="9.92087in" svg:height="3.59606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5.64882in" svg:width="2.56811in" svg:height="0.42717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5.64882in" svg:width="3.49409in" svg:height="0.42717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5.64882in" svg:width="2.56811in" svg:height="0.42717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58346in" svg:y="0.83583in" svg:width="7.33228in" svg:height="4.12441in" presentation:class="page" draw:id="id5" presentation:style-name="a458" draw:name="Slide Image Placeholder 1">
          <svg:title/>
          <svg:desc/>
        </draw:page-thumbnail>
        <draw:frame draw:id="id6" presentation:style-name="a461" draw:name="Notes Placeholder 2" svg:x="0.85in" svg:y="5.2248in" svg:width="6.79961in" svg:height="4.94961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68858in" svg:height="0.54961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81102in" svg:y="0in" svg:width="3.68858in" svg:height="0.54961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0.45in" svg:width="3.68858in" svg:height="0.54961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81102in" svg:y="10.45in" svg:width="3.68858in" svg:height="0.54961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24653in" svg:width="2.47917in" svg:height="4.80035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24653in" svg:width="7.27604in" svg:height="4.80035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5.64882in" svg:width="2.56811in" svg:height="0.42717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5.64882in" svg:width="3.49409in" svg:height="0.42717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5.64882in" svg:width="2.56811in" svg:height="0.42717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58346in" svg:y="0.83583in" svg:width="7.33228in" svg:height="4.12441in" presentation:class="page" draw:id="id5" presentation:style-name="a504" draw:name="Slide Image Placeholder 1">
          <svg:title/>
          <svg:desc/>
        </draw:page-thumbnail>
        <draw:frame draw:id="id6" presentation:style-name="a507" draw:name="Notes Placeholder 2" svg:x="0.85in" svg:y="5.2248in" svg:width="6.79961in" svg:height="4.94961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68858in" svg:height="0.54961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81102in" svg:y="0in" svg:width="3.68858in" svg:height="0.54961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0.45in" svg:width="3.68858in" svg:height="0.54961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81102in" svg:y="10.45in" svg:width="3.68858in" svg:height="0.5496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Header Placeholder 1" svg:x="0in" svg:y="0in" svg:width="3.68858in" svg:height="0.54961in" presentation:class="header" presentation:placeholder="false">
        <draw:text-box>
          <text:p text:style-name="a523" text:class-names="" text:cond-style-name=""><text:span text:style-name="a522" text:class-names=""/></text:p>
        </draw:text-box>
        <svg:title/>
        <svg:desc/>
      </draw:frame>
      <draw:frame draw:id="id70" presentation:style-name="a527" draw:name="Date Placeholder 2" svg:x="4.81102in" svg:y="0in" svg:width="3.68858in" svg:height="0.54961in" presentation:class="date-time" presentation:placeholder="false">
        <draw:text-box>
          <text:p text:style-name="a526" text:class-names="" text:cond-style-name=""><text:span text:style-name="a525" text:class-names=""/></text:p>
        </draw:text-box>
        <svg:title/>
        <svg:desc/>
      </draw:frame>
      <draw:frame draw:id="id71" presentation:style-name="a530" draw:name="Footer Placeholder 3" svg:x="0in" svg:y="10.45in" svg:width="3.68858in" svg:height="0.54961in" presentation:class="footer" presentation:placeholder="false">
        <draw:text-box>
          <text:p text:style-name="a529" text:class-names="" text:cond-style-name=""><text:span text:style-name="a528" text:class-names=""/></text:p>
        </draw:text-box>
        <svg:title/>
        <svg:desc/>
      </draw:frame>
      <draw:frame draw:id="id72" presentation:style-name="a533" draw:name="Slide Number Placeholder 4" svg:x="4.81102in" svg:y="10.45in" svg:width="3.68858in" svg:height="0.54961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elcome from Denise Singleton &amp; Linda Imonti</dc:title>
    <dc:creator>Maria Doughty</dc:creator>
    <meta:creation-date>2022-07-11T09:49:17Z</meta:creation-date>
    <dc:date>2022-08-08T20:06:57Z</dc:date>
    <meta:editing-cycles>9</meta:editing-cycles>
    <meta:editing-duration>PT12857S</meta:editing-duration>
    <meta:document-statistic meta:paragraph-count="74" meta:word-count="1454"/>
  </office:meta>
</office:document-meta>
</file>